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hesis_20_Main_20_Section_20_Heading" style:master-page-name="Thesis_20_Page_20_Layout">
      <style:paragraph-properties style:page-number="auto"/>
    </style:style>
    <style:style style:name="P4" style:family="paragraph" style:parent-style-name="Thesis_20_Body_20_Text">
      <style:paragraph-properties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KNOWLEDGEMENT</text:p>
      <text:p text:style-name="Thesis_20_Spacer"/>
      <text:p text:style-name="Thesis_20_Spacer"/>
      <text:p text:style-name="Thesis_20_Spacer"/>
      <text:p text:style-name="Thesis_20_Spacer"/>
      <text:p text:style-name="P4">I would like to thank the following for their support and inspiratio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entury Schoolbook L"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3.81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1.905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20_Page_20_Layout" style:display-name="Thesis Page Layout" style:page-layout-name="Mpm2"/>
    <style:master-page style:name="Thesis_20_Main_20_No_20_Header" style:display-name="Thesis Main No Header" style:page-layout-name="Mpm3"/>
    <style:master-page style:name="Thesis_20_Prelim_20_No_20_Footer" style:display-name="Thesis Prelim No Footer" style:page-layout-name="Mpm4"/>
    <style:master-page style:name="Thesis_20_Prelim_20_Page" style:display-name="Thesis Prelim Page" style:page-layout-name="Mpm5">
      <style:footer>
        <text:p text:style-name="MP1"><text:page-number text:select-page="current"/></text:p>
      </style:footer>
    </style:master-page>
    <style:master-page style:name="Thesis_20_Main_20_Page" style:display-name="Thesis Main Page" style:page-layout-name="Mpm6">
      <style:header>
        <text:p text:style-name="MP2">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0-31T22:08:05</meta:creation-date>
    <dc:creator>Joseph Hermocilla</dc:creator>
    <dc:date>2014-04-29T22:23:37</dc:date>
    <dc:language>en-US</dc:language>
    <meta:editing-cycles>14</meta:editing-cycles>
    <meta:editing-duration>PT5M56S</meta:editing-duration>
    <meta:document-statistic meta:table-count="0" meta:image-count="0" meta:object-count="0" meta:page-count="1" meta:paragraph-count="4" meta:word-count="13" meta:character-count="87" meta:non-whitespace-character-count="74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7T01:16:42"/>
  </office:meta>
</office:document-meta>
</file>